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/>
          <table:table-cell office:value-type="string" calcext:value-type="string">
            <text:p>TEST GPU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I7 4790k(4.4ghz)</text:p>
          </table:table-cell>
          <table:table-cell/>
          <table:table-cell office:value-type="string" calcext:value-type="string">
            <text:p>Titan Z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office:value-type="float" office:value="6330" calcext:value-type="float">
            <text:p>6330</text:p>
          </table:table-cell>
          <table:table-cell/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/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28760" calcext:value-type="float">
            <text:p>128760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/////////////////</text:p>
          </table:table-cell>
          <table:table-cell/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/////////////////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08:52:10.882894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5-02T10:48:18.644664796</dc:date>
    <meta:editing-duration>PT5H6M44S</meta:editing-duration>
    <meta:editing-cycles>10</meta:editing-cycles>
    <meta:generator>LibreOffice/5.1.6.2$Linux_X86_64 LibreOffice_project/10m0$Build-2</meta:generator>
    <meta:document-statistic meta:table-count="1" meta:cell-count="80" meta:object-count="0"/>
  </office:meta>
</office:document-meta>
</file>